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95.7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85.66pt"/>
    </style:style>
    <style:style style:name="co9" style:family="table-column">
      <style:table-column-properties fo:break-before="auto" style:column-width="91.84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88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l abl measured</text:p>
          </table:table-cell>
          <table:table-cell office:value-type="string" calcext:value-type="string">
            <text:p>rel abl modelled</text:p>
          </table:table-cell>
          <table:table-cell office:value-type="string" calcext:value-type="string">
            <text:p><text:span text:style-name="T1">Measured: </text:span>swi -9</text:p>
          </table:table-cell>
          <table:table-cell office:value-type="string" calcext:value-type="string">
            <text:p>Modelled: Swi -9</text:p>
          </table:table-cell>
          <table:table-cell office:value-type="string" calcext:value-type="string">
            <text:p>Measured: Swi -6</text:p>
          </table:table-cell>
          <table:table-cell office:value-type="string" calcext:value-type="string">
            <text:p>Modelled: Swi -6</text:p>
          </table:table-cell>
          <table:table-cell office:value-type="string" calcext:value-type="string">
            <text:p>Measured: Swi -3</text:p>
          </table:table-cell>
          <table:table-cell office:value-type="string" calcext:value-type="string">
            <text:p>Modelled: Swi -3</text:p>
          </table:table-cell>
          <table:table-cell office:value-type="string" calcext:value-type="string">
            <text:p>Measured: Swi +3</text:p>
          </table:table-cell>
          <table:table-cell office:value-type="string" calcext:value-type="string">
            <text:p>Modelled: Swi +3</text:p>
          </table:table-cell>
          <table:table-cell/>
        </table:table-row>
        <table:table-row table:style-name="ro1">
          <table:table-cell office:value-type="string" calcext:value-type="string">
            <text:p>2018-06-02 00:00:00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1623" calcext:value-type="float">
            <text:p>-0.1162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1115" calcext:value-type="float">
            <text:p>-0.1111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1285" calcext:value-type="float">
            <text:p>-0.1128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1454" calcext:value-type="float">
            <text:p>-0.11454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1792" calcext:value-type="float">
            <text:p>-0.11792</text:p>
          </table:table-cell>
          <table:table-cell/>
        </table:table-row>
        <table:table-row table:style-name="ro1">
          <table:table-cell office:value-type="string" calcext:value-type="string">
            <text:p>2018-06-04 00:00:00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5532" calcext:value-type="float">
            <text:p>-0.15532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5024" calcext:value-type="float">
            <text:p>-0.15024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5193" calcext:value-type="float">
            <text:p>-0.15193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5363" calcext:value-type="float">
            <text:p>-0.15363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5701" calcext:value-type="float">
            <text:p>-0.15701</text:p>
          </table:table-cell>
          <table:table-cell/>
        </table:table-row>
        <table:table-row table:style-name="ro1">
          <table:table-cell office:value-type="string" calcext:value-type="string">
            <text:p>2018-06-06 00:00:00</text:p>
          </table:table-cell>
          <table:table-cell office:value-type="float" office:value="-0.1" calcext:value-type="float">
            <text:p>-0.1</text:p>
          </table:table-cell>
          <table:table-cell office:value-type="float" office:value="-0.15878" calcext:value-type="float">
            <text:p>-0.15878</text:p>
          </table:table-cell>
          <table:table-cell office:value-type="float" office:value="-0.1" calcext:value-type="float">
            <text:p>-0.1</text:p>
          </table:table-cell>
          <table:table-cell office:value-type="float" office:value="-0.15371" calcext:value-type="float">
            <text:p>-0.15371</text:p>
          </table:table-cell>
          <table:table-cell office:value-type="float" office:value="-0.1" calcext:value-type="float">
            <text:p>-0.1</text:p>
          </table:table-cell>
          <table:table-cell office:value-type="float" office:value="-0.1554" calcext:value-type="float">
            <text:p>-0.1554</text:p>
          </table:table-cell>
          <table:table-cell office:value-type="float" office:value="-0.1" calcext:value-type="float">
            <text:p>-0.1</text:p>
          </table:table-cell>
          <table:table-cell office:value-type="float" office:value="-0.15709" calcext:value-type="float">
            <text:p>-0.15709</text:p>
          </table:table-cell>
          <table:table-cell office:value-type="float" office:value="-0.1" calcext:value-type="float">
            <text:p>-0.1</text:p>
          </table:table-cell>
          <table:table-cell office:value-type="float" office:value="-0.16048" calcext:value-type="float">
            <text:p>-0.16048</text:p>
          </table:table-cell>
          <table:table-cell/>
        </table:table-row>
        <table:table-row table:style-name="ro1">
          <table:table-cell office:value-type="string" calcext:value-type="string">
            <text:p>2018-06-08 00:00:00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2731" calcext:value-type="float">
            <text:p>-0.12731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2223" calcext:value-type="float">
            <text:p>-0.12223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2392" calcext:value-type="float">
            <text:p>-0.12392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2562" calcext:value-type="float">
            <text:p>-0.12562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29" calcext:value-type="float">
            <text:p>-0.129</text:p>
          </table:table-cell>
          <table:table-cell/>
        </table:table-row>
        <table:table-row table:style-name="ro1">
          <table:table-cell office:value-type="string" calcext:value-type="string">
            <text:p>2018-06-10 00:00:00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8209" calcext:value-type="float">
            <text:p>-0.18209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7702" calcext:value-type="float">
            <text:p>-0.17702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7871" calcext:value-type="float">
            <text:p>-0.17871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804" calcext:value-type="float">
            <text:p>-0.1804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8379" calcext:value-type="float">
            <text:p>-0.18379</text:p>
          </table:table-cell>
          <table:table-cell/>
        </table:table-row>
        <table:table-row table:style-name="ro1">
          <table:table-cell office:value-type="string" calcext:value-type="string">
            <text:p>2018-06-12 00:00:00</text:p>
          </table:table-cell>
          <table:table-cell office:value-type="float" office:value="-0.2" calcext:value-type="float">
            <text:p>-0.2</text:p>
          </table:table-cell>
          <table:table-cell office:value-type="float" office:value="-0.13581" calcext:value-type="float">
            <text:p>-0.13581</text:p>
          </table:table-cell>
          <table:table-cell office:value-type="float" office:value="-0.2" calcext:value-type="float">
            <text:p>-0.2</text:p>
          </table:table-cell>
          <table:table-cell office:value-type="float" office:value="-0.13073" calcext:value-type="float">
            <text:p>-0.13073</text:p>
          </table:table-cell>
          <table:table-cell office:value-type="float" office:value="-0.2" calcext:value-type="float">
            <text:p>-0.2</text:p>
          </table:table-cell>
          <table:table-cell office:value-type="float" office:value="-0.13243" calcext:value-type="float">
            <text:p>-0.13243</text:p>
          </table:table-cell>
          <table:table-cell office:value-type="float" office:value="-0.2" calcext:value-type="float">
            <text:p>-0.2</text:p>
          </table:table-cell>
          <table:table-cell office:value-type="float" office:value="-0.13412" calcext:value-type="float">
            <text:p>-0.13412</text:p>
          </table:table-cell>
          <table:table-cell office:value-type="float" office:value="-0.2" calcext:value-type="float">
            <text:p>-0.2</text:p>
          </table:table-cell>
          <table:table-cell office:value-type="float" office:value="-0.1375" calcext:value-type="float">
            <text:p>-0.1375</text:p>
          </table:table-cell>
          <table:table-cell/>
        </table:table-row>
        <table:table-row table:style-name="ro1">
          <table:table-cell office:value-type="string" calcext:value-type="string">
            <text:p>2018-06-14 00:00:0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2498" calcext:value-type="float">
            <text:p>-0.12498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199" calcext:value-type="float">
            <text:p>-0.1199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216" calcext:value-type="float">
            <text:p>-0.1216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2329" calcext:value-type="float">
            <text:p>-0.12329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2667" calcext:value-type="float">
            <text:p>-0.12667</text:p>
          </table:table-cell>
          <table:table-cell/>
        </table:table-row>
        <table:table-row table:style-name="ro1">
          <table:table-cell office:value-type="string" calcext:value-type="string">
            <text:p>2018-06-16 00:00:00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5919" calcext:value-type="float">
            <text:p>-0.15919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5411" calcext:value-type="float">
            <text:p>-0.1541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558" calcext:value-type="float">
            <text:p>-0.1558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575" calcext:value-type="float">
            <text:p>-0.1575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6088" calcext:value-type="float">
            <text:p>-0.16088</text:p>
          </table:table-cell>
          <table:table-cell/>
        </table:table-row>
        <table:table-row table:style-name="ro1">
          <table:table-cell office:value-type="string" calcext:value-type="string">
            <text:p>2018-06-18 00:00:0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3486" calcext:value-type="float">
            <text:p>-0.1348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2978" calcext:value-type="float">
            <text:p>-0.1297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3147" calcext:value-type="float">
            <text:p>-0.1314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3316" calcext:value-type="float">
            <text:p>-0.1331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3655" calcext:value-type="float">
            <text:p>-0.13655</text:p>
          </table:table-cell>
          <table:table-cell/>
        </table:table-row>
        <table:table-row table:style-name="ro1">
          <table:table-cell office:value-type="string" calcext:value-type="string">
            <text:p>2018-06-20 00:00:00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2685" calcext:value-type="float">
            <text:p>-0.22685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2177" calcext:value-type="float">
            <text:p>-0.22177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2347" calcext:value-type="float">
            <text:p>-0.22347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2516" calcext:value-type="float">
            <text:p>-0.22516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2854" calcext:value-type="float">
            <text:p>-0.22854</text:p>
          </table:table-cell>
          <table:table-cell/>
        </table:table-row>
        <table:table-row table:style-name="ro1">
          <table:table-cell office:value-type="string" calcext:value-type="string">
            <text:p>2018-06-22 00:00:00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6939" calcext:value-type="float">
            <text:p>-0.16939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6431" calcext:value-type="float">
            <text:p>-0.16431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6769" calcext:value-type="float">
            <text:p>-0.16769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7108" calcext:value-type="float">
            <text:p>-0.17108</text:p>
          </table:table-cell>
          <table:table-cell/>
        </table:table-row>
        <table:table-row table:style-name="ro1">
          <table:table-cell office:value-type="string" calcext:value-type="string">
            <text:p>2018-06-24 00:00:00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7613" calcext:value-type="float">
            <text:p>-0.07613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7105" calcext:value-type="float">
            <text:p>-0.07105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7275" calcext:value-type="float">
            <text:p>-0.07275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7444" calcext:value-type="float">
            <text:p>-0.07444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7782" calcext:value-type="float">
            <text:p>-0.07782</text:p>
          </table:table-cell>
          <table:table-cell/>
        </table:table-row>
        <table:table-row table:style-name="ro1">
          <table:table-cell office:value-type="string" calcext:value-type="string">
            <text:p>2018-06-26 00:00:0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9876" calcext:value-type="float">
            <text:p>-0.0987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9368" calcext:value-type="float">
            <text:p>-0.09368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9538" calcext:value-type="float">
            <text:p>-0.09538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9707" calcext:value-type="float">
            <text:p>-0.0970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0045" calcext:value-type="float">
            <text:p>-0.10045</text:p>
          </table:table-cell>
          <table:table-cell/>
        </table:table-row>
        <table:table-row table:style-name="ro1">
          <table:table-cell office:value-type="string" calcext:value-type="string">
            <text:p>2018-06-28 00:00:00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0587" calcext:value-type="float">
            <text:p>-0.10587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0079" calcext:value-type="float">
            <text:p>-0.10079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0248" calcext:value-type="float">
            <text:p>-0.10248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0418" calcext:value-type="float">
            <text:p>-0.10418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0756" calcext:value-type="float">
            <text:p>-0.10756</text:p>
          </table:table-cell>
          <table:table-cell/>
        </table:table-row>
        <table:table-row table:style-name="ro1">
          <table:table-cell office:value-type="string" calcext:value-type="string">
            <text:p>2018-06-30 00:00:00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8977" calcext:value-type="float">
            <text:p>-0.1897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847" calcext:value-type="float">
            <text:p>-0.184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8639" calcext:value-type="float">
            <text:p>-0.18639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8808" calcext:value-type="float">
            <text:p>-0.18808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9147" calcext:value-type="float">
            <text:p>-0.19147</text:p>
          </table:table-cell>
          <table:table-cell/>
        </table:table-row>
        <table:table-row table:style-name="ro1">
          <table:table-cell office:value-type="string" calcext:value-type="string">
            <text:p>2018-07-02 00:00:00</text:p>
          </table:table-cell>
          <table:table-cell office:value-type="float" office:value="-0.17" calcext:value-type="float">
            <text:p>-0.17</text:p>
          </table:table-cell>
          <table:table-cell office:value-type="float" office:value="-0.26538" calcext:value-type="float">
            <text:p>-0.26538</text:p>
          </table:table-cell>
          <table:table-cell office:value-type="float" office:value="-0.17" calcext:value-type="float">
            <text:p>-0.17</text:p>
          </table:table-cell>
          <table:table-cell office:value-type="float" office:value="-0.2603" calcext:value-type="float">
            <text:p>-0.2603</text:p>
          </table:table-cell>
          <table:table-cell office:value-type="float" office:value="-0.17" calcext:value-type="float">
            <text:p>-0.17</text:p>
          </table:table-cell>
          <table:table-cell office:value-type="float" office:value="-0.26199" calcext:value-type="float">
            <text:p>-0.26199</text:p>
          </table:table-cell>
          <table:table-cell office:value-type="float" office:value="-0.17" calcext:value-type="float">
            <text:p>-0.17</text:p>
          </table:table-cell>
          <table:table-cell office:value-type="float" office:value="-0.26368" calcext:value-type="float">
            <text:p>-0.26368</text:p>
          </table:table-cell>
          <table:table-cell office:value-type="float" office:value="-0.17" calcext:value-type="float">
            <text:p>-0.17</text:p>
          </table:table-cell>
          <table:table-cell office:value-type="float" office:value="-0.26707" calcext:value-type="float">
            <text:p>-0.26707</text:p>
          </table:table-cell>
          <table:table-cell/>
        </table:table-row>
        <table:table-row table:style-name="ro1">
          <table:table-cell office:value-type="string" calcext:value-type="string">
            <text:p>2018-07-04 00:00:00</text:p>
          </table:table-cell>
          <table:table-cell office:value-type="float" office:value="-0.17" calcext:value-type="float">
            <text:p>-0.17</text:p>
          </table:table-cell>
          <table:table-cell office:value-type="float" office:value="-0.20279" calcext:value-type="float">
            <text:p>-0.20279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9772" calcext:value-type="float">
            <text:p>-0.19772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9941" calcext:value-type="float">
            <text:p>-0.19941</text:p>
          </table:table-cell>
          <table:table-cell office:value-type="float" office:value="-0.17" calcext:value-type="float">
            <text:p>-0.17</text:p>
          </table:table-cell>
          <table:table-cell office:value-type="float" office:value="-0.2011" calcext:value-type="float">
            <text:p>-0.2011</text:p>
          </table:table-cell>
          <table:table-cell office:value-type="float" office:value="-0.17" calcext:value-type="float">
            <text:p>-0.17</text:p>
          </table:table-cell>
          <table:table-cell office:value-type="float" office:value="-0.20449" calcext:value-type="float">
            <text:p>-0.20449</text:p>
          </table:table-cell>
          <table:table-cell/>
        </table:table-row>
        <table:table-row table:style-name="ro1">
          <table:table-cell office:value-type="string" calcext:value-type="string">
            <text:p>2018-07-06 00:00:00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4665" calcext:value-type="float">
            <text:p>-0.1466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4157" calcext:value-type="float">
            <text:p>-0.14157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4326" calcext:value-type="float">
            <text:p>-0.1432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4496" calcext:value-type="float">
            <text:p>-0.1449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4834" calcext:value-type="float">
            <text:p>-0.14834</text:p>
          </table:table-cell>
          <table:table-cell/>
        </table:table-row>
        <table:table-row table:style-name="ro1">
          <table:table-cell office:value-type="string" calcext:value-type="string">
            <text:p>2018-07-08 00:00:00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688" calcext:value-type="float">
            <text:p>-0.1688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6372" calcext:value-type="float">
            <text:p>-0.16372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6541" calcext:value-type="float">
            <text:p>-0.16541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6711" calcext:value-type="float">
            <text:p>-0.16711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7049" calcext:value-type="float">
            <text:p>-0.17049</text:p>
          </table:table-cell>
          <table:table-cell/>
        </table:table-row>
        <table:table-row table:style-name="ro1">
          <table:table-cell office:value-type="string" calcext:value-type="string">
            <text:p>2018-07-10 00:00:00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3357" calcext:value-type="float">
            <text:p>-0.13357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2849" calcext:value-type="float">
            <text:p>-0.12849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3018" calcext:value-type="float">
            <text:p>-0.13018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3188" calcext:value-type="float">
            <text:p>-0.13188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3526" calcext:value-type="float">
            <text:p>-0.13526</text:p>
          </table:table-cell>
          <table:table-cell/>
        </table:table-row>
        <table:table-row table:style-name="ro1">
          <table:table-cell office:value-type="string" calcext:value-type="string">
            <text:p>2018-07-12 00:00:0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083" calcext:value-type="float">
            <text:p>-0.108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0322" calcext:value-type="float">
            <text:p>-0.1032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0491" calcext:value-type="float">
            <text:p>-0.1049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066" calcext:value-type="float">
            <text:p>-0.106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0999" calcext:value-type="float">
            <text:p>-0.10999</text:p>
          </table:table-cell>
          <table:table-cell/>
        </table:table-row>
        <table:table-row table:style-name="ro1">
          <table:table-cell office:value-type="string" calcext:value-type="string">
            <text:p>2018-07-14 00:00:00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8652" calcext:value-type="float">
            <text:p>-0.18652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8144" calcext:value-type="float">
            <text:p>-0.18144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8313" calcext:value-type="float">
            <text:p>-0.18313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8483" calcext:value-type="float">
            <text:p>-0.18483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8821" calcext:value-type="float">
            <text:p>-0.18821</text:p>
          </table:table-cell>
          <table:table-cell/>
        </table:table-row>
        <table:table-row table:style-name="ro1">
          <table:table-cell office:value-type="string" calcext:value-type="string">
            <text:p>2018-07-16 00:00:00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2165" calcext:value-type="float">
            <text:p>-0.12165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1657" calcext:value-type="float">
            <text:p>-0.11657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1826" calcext:value-type="float">
            <text:p>-0.11826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1995" calcext:value-type="float">
            <text:p>-0.11995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2334" calcext:value-type="float">
            <text:p>-0.12334</text:p>
          </table:table-cell>
          <table:table-cell/>
        </table:table-row>
        <table:table-row table:style-name="ro1">
          <table:table-cell office:value-type="string" calcext:value-type="string">
            <text:p>2018-07-18 00:00:00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9159" calcext:value-type="float">
            <text:p>-0.19159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8651" calcext:value-type="float">
            <text:p>-0.18651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8821" calcext:value-type="float">
            <text:p>-0.18821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899" calcext:value-type="float">
            <text:p>-0.1899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9328" calcext:value-type="float">
            <text:p>-0.19328</text:p>
          </table:table-cell>
          <table:table-cell/>
        </table:table-row>
        <table:table-row table:style-name="ro1">
          <table:table-cell office:value-type="string" calcext:value-type="string">
            <text:p>2018-07-20 00:00:00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7005" calcext:value-type="float">
            <text:p>-0.17005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6497" calcext:value-type="float">
            <text:p>-0.1649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6666" calcext:value-type="float">
            <text:p>-0.16666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6835" calcext:value-type="float">
            <text:p>-0.16835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7174" calcext:value-type="float">
            <text:p>-0.17174</text:p>
          </table:table-cell>
          <table:table-cell/>
        </table:table-row>
        <table:table-row table:style-name="ro1">
          <table:table-cell office:value-type="string" calcext:value-type="string">
            <text:p>2018-07-22 00:00:00</text:p>
          </table:table-cell>
          <table:table-cell office:value-type="float" office:value="-0.1" calcext:value-type="float">
            <text:p>-0.1</text:p>
          </table:table-cell>
          <table:table-cell office:value-type="float" office:value="-0.12282" calcext:value-type="float">
            <text:p>-0.12282</text:p>
          </table:table-cell>
          <table:table-cell office:value-type="float" office:value="-0.1" calcext:value-type="float">
            <text:p>-0.1</text:p>
          </table:table-cell>
          <table:table-cell office:value-type="float" office:value="-0.11774" calcext:value-type="float">
            <text:p>-0.11774</text:p>
          </table:table-cell>
          <table:table-cell office:value-type="float" office:value="-0.1" calcext:value-type="float">
            <text:p>-0.1</text:p>
          </table:table-cell>
          <table:table-cell office:value-type="float" office:value="-0.11943" calcext:value-type="float">
            <text:p>-0.11943</text:p>
          </table:table-cell>
          <table:table-cell office:value-type="float" office:value="-0.1" calcext:value-type="float">
            <text:p>-0.1</text:p>
          </table:table-cell>
          <table:table-cell office:value-type="float" office:value="-0.12113" calcext:value-type="float">
            <text:p>-0.12113</text:p>
          </table:table-cell>
          <table:table-cell office:value-type="float" office:value="-0.1" calcext:value-type="float">
            <text:p>-0.1</text:p>
          </table:table-cell>
          <table:table-cell office:value-type="float" office:value="-0.12451" calcext:value-type="float">
            <text:p>-0.12451</text:p>
          </table:table-cell>
          <table:table-cell/>
        </table:table-row>
        <table:table-row table:style-name="ro1">
          <table:table-cell office:value-type="string" calcext:value-type="string">
            <text:p>2018-07-24 00:00:00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8635" calcext:value-type="float">
            <text:p>-0.18635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8127" calcext:value-type="float">
            <text:p>-0.1812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8296" calcext:value-type="float">
            <text:p>-0.18296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8465" calcext:value-type="float">
            <text:p>-0.18465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8804" calcext:value-type="float">
            <text:p>-0.18804</text:p>
          </table:table-cell>
          <table:table-cell/>
        </table:table-row>
        <table:table-row table:style-name="ro1">
          <table:table-cell office:value-type="string" calcext:value-type="string">
            <text:p>2018-07-26 00:00:00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975" calcext:value-type="float">
            <text:p>-0.1975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9243" calcext:value-type="float">
            <text:p>-0.19243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9412" calcext:value-type="float">
            <text:p>-0.19412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9581" calcext:value-type="float">
            <text:p>-0.19581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992" calcext:value-type="float">
            <text:p>-0.1992</text:p>
          </table:table-cell>
          <table:table-cell/>
        </table:table-row>
        <table:table-row table:style-name="ro1">
          <table:table-cell office:value-type="string" calcext:value-type="string">
            <text:p>2018-07-28 00:00:00</text:p>
          </table:table-cell>
          <table:table-cell office:value-type="float" office:value="-0.16" calcext:value-type="float">
            <text:p>-0.16</text:p>
          </table:table-cell>
          <table:table-cell office:value-type="float" office:value="-0.22947" calcext:value-type="float">
            <text:p>-0.2294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22439" calcext:value-type="float">
            <text:p>-0.22439</text:p>
          </table:table-cell>
          <table:table-cell office:value-type="float" office:value="-0.16" calcext:value-type="float">
            <text:p>-0.16</text:p>
          </table:table-cell>
          <table:table-cell office:value-type="float" office:value="-0.22609" calcext:value-type="float">
            <text:p>-0.22609</text:p>
          </table:table-cell>
          <table:table-cell office:value-type="float" office:value="-0.16" calcext:value-type="float">
            <text:p>-0.16</text:p>
          </table:table-cell>
          <table:table-cell office:value-type="float" office:value="-0.22778" calcext:value-type="float">
            <text:p>-0.22778</text:p>
          </table:table-cell>
          <table:table-cell office:value-type="float" office:value="-0.16" calcext:value-type="float">
            <text:p>-0.16</text:p>
          </table:table-cell>
          <table:table-cell office:value-type="float" office:value="-0.23116" calcext:value-type="float">
            <text:p>-0.23116</text:p>
          </table:table-cell>
          <table:table-cell/>
        </table:table-row>
        <table:table-row table:style-name="ro1">
          <table:table-cell office:value-type="string" calcext:value-type="string">
            <text:p>2018-07-30 00:00:00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5417" calcext:value-type="float">
            <text:p>-0.2541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4909" calcext:value-type="float">
            <text:p>-0.24909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5078" calcext:value-type="float">
            <text:p>-0.25078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5248" calcext:value-type="float">
            <text:p>-0.25248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5586" calcext:value-type="float">
            <text:p>-0.25586</text:p>
          </table:table-cell>
          <table:table-cell/>
        </table:table-row>
        <table:table-row table:style-name="ro1">
          <table:table-cell office:value-type="string" calcext:value-type="string">
            <text:p>2018-08-01 00:00:00</text:p>
          </table:table-cell>
          <table:table-cell office:value-type="float" office:value="-0.23" calcext:value-type="float">
            <text:p>-0.23</text:p>
          </table:table-cell>
          <table:table-cell office:value-type="float" office:value="-0.32791" calcext:value-type="float">
            <text:p>-0.32791</text:p>
          </table:table-cell>
          <table:table-cell office:value-type="float" office:value="-0.23" calcext:value-type="float">
            <text:p>-0.23</text:p>
          </table:table-cell>
          <table:table-cell office:value-type="float" office:value="-0.32283" calcext:value-type="float">
            <text:p>-0.32283</text:p>
          </table:table-cell>
          <table:table-cell office:value-type="float" office:value="-0.23" calcext:value-type="float">
            <text:p>-0.23</text:p>
          </table:table-cell>
          <table:table-cell office:value-type="float" office:value="-0.32453" calcext:value-type="float">
            <text:p>-0.32453</text:p>
          </table:table-cell>
          <table:table-cell office:value-type="float" office:value="-0.23" calcext:value-type="float">
            <text:p>-0.23</text:p>
          </table:table-cell>
          <table:table-cell office:value-type="float" office:value="-0.32622" calcext:value-type="float">
            <text:p>-0.32622</text:p>
          </table:table-cell>
          <table:table-cell office:value-type="float" office:value="-0.23" calcext:value-type="float">
            <text:p>-0.23</text:p>
          </table:table-cell>
          <table:table-cell office:value-type="float" office:value="-0.3296" calcext:value-type="float">
            <text:p>-0.3296</text:p>
          </table:table-cell>
          <table:table-cell/>
        </table:table-row>
        <table:table-row table:style-name="ro1">
          <table:table-cell office:value-type="string" calcext:value-type="string">
            <text:p>2018-08-03 00:00:00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6513" calcext:value-type="float">
            <text:p>-0.26513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6005" calcext:value-type="float">
            <text:p>-0.26005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6174" calcext:value-type="float">
            <text:p>-0.26174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6343" calcext:value-type="float">
            <text:p>-0.26343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6682" calcext:value-type="float">
            <text:p>-0.26682</text:p>
          </table:table-cell>
          <table:table-cell/>
        </table:table-row>
        <table:table-row table:style-name="ro1">
          <table:table-cell office:value-type="string" calcext:value-type="string">
            <text:p>2018-08-05 00:00:00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9151" calcext:value-type="float">
            <text:p>-0.29151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8643" calcext:value-type="float">
            <text:p>-0.28643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8812" calcext:value-type="float">
            <text:p>-0.2881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8981" calcext:value-type="float">
            <text:p>-0.28981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932" calcext:value-type="float">
            <text:p>-0.2932</text:p>
          </table:table-cell>
          <table:table-cell/>
        </table:table-row>
        <table:table-row table:style-name="ro1">
          <table:table-cell office:value-type="string" calcext:value-type="string">
            <text:p>2018-08-07 00:00:00</text:p>
          </table:table-cell>
          <table:table-cell office:value-type="float" office:value="-0.18" calcext:value-type="float">
            <text:p>-0.18</text:p>
          </table:table-cell>
          <table:table-cell office:value-type="float" office:value="-0.21249" calcext:value-type="float">
            <text:p>-0.21249</text:p>
          </table:table-cell>
          <table:table-cell office:value-type="float" office:value="-0.18" calcext:value-type="float">
            <text:p>-0.18</text:p>
          </table:table-cell>
          <table:table-cell office:value-type="float" office:value="-0.20741" calcext:value-type="float">
            <text:p>-0.20741</text:p>
          </table:table-cell>
          <table:table-cell office:value-type="float" office:value="-0.18" calcext:value-type="float">
            <text:p>-0.18</text:p>
          </table:table-cell>
          <table:table-cell office:value-type="float" office:value="-0.2091" calcext:value-type="float">
            <text:p>-0.2091</text:p>
          </table:table-cell>
          <table:table-cell office:value-type="float" office:value="-0.18" calcext:value-type="float">
            <text:p>-0.18</text:p>
          </table:table-cell>
          <table:table-cell office:value-type="float" office:value="-0.2108" calcext:value-type="float">
            <text:p>-0.2108</text:p>
          </table:table-cell>
          <table:table-cell office:value-type="float" office:value="-0.18" calcext:value-type="float">
            <text:p>-0.18</text:p>
          </table:table-cell>
          <table:table-cell office:value-type="float" office:value="-0.21418" calcext:value-type="float">
            <text:p>-0.21418</text:p>
          </table:table-cell>
          <table:table-cell/>
        </table:table-row>
        <table:table-row table:style-name="ro1">
          <table:table-cell office:value-type="string" calcext:value-type="string">
            <text:p>2018-08-09 00:00:00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7398" calcext:value-type="float">
            <text:p>-0.1739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689" calcext:value-type="float">
            <text:p>-0.1689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7059" calcext:value-type="float">
            <text:p>-0.17059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7228" calcext:value-type="float">
            <text:p>-0.1722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7567" calcext:value-type="float">
            <text:p>-0.17567</text:p>
          </table:table-cell>
          <table:table-cell/>
        </table:table-row>
        <table:table-row table:style-name="ro1">
          <table:table-cell office:value-type="string" calcext:value-type="string">
            <text:p>2018-08-11 00:00:00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1064" calcext:value-type="float">
            <text:p>-0.11064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0557" calcext:value-type="float">
            <text:p>-0.10557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0726" calcext:value-type="float">
            <text:p>-0.1072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0895" calcext:value-type="float">
            <text:p>-0.1089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1234" calcext:value-type="float">
            <text:p>-0.11234</text:p>
          </table:table-cell>
          <table:table-cell/>
        </table:table-row>
        <table:table-row table:style-name="ro1">
          <table:table-cell office:value-type="string" calcext:value-type="string">
            <text:p>2018-08-13 00:00:00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4566" calcext:value-type="float">
            <text:p>-0.14566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4058" calcext:value-type="float">
            <text:p>-0.14058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4228" calcext:value-type="float">
            <text:p>-0.14228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4397" calcext:value-type="float">
            <text:p>-0.14397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4735" calcext:value-type="float">
            <text:p>-0.14735</text:p>
          </table:table-cell>
          <table:table-cell/>
        </table:table-row>
        <table:table-row table:style-name="ro1">
          <table:table-cell office:value-type="string" calcext:value-type="string">
            <text:p>2018-08-15 00:00:0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7295" calcext:value-type="float">
            <text:p>-0.1729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6787" calcext:value-type="float">
            <text:p>-0.1678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6957" calcext:value-type="float">
            <text:p>-0.1695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7126" calcext:value-type="float">
            <text:p>-0.1712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7464" calcext:value-type="float">
            <text:p>-0.17464</text:p>
          </table:table-cell>
          <table:table-cell/>
        </table:table-row>
        <table:table-row table:style-name="ro1">
          <table:table-cell office:value-type="string" calcext:value-type="string">
            <text:p>2018-08-17 00:00:00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6376" calcext:value-type="float">
            <text:p>-0.1637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5869" calcext:value-type="float">
            <text:p>-0.15869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6038" calcext:value-type="float">
            <text:p>-0.1603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6207" calcext:value-type="float">
            <text:p>-0.16207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6546" calcext:value-type="float">
            <text:p>-0.16546</text:p>
          </table:table-cell>
          <table:table-cell/>
        </table:table-row>
        <table:table-row table:style-name="ro1">
          <table:table-cell office:value-type="string" calcext:value-type="string">
            <text:p>2018-08-19 00:00:00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6034" calcext:value-type="float">
            <text:p>-0.16034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5526" calcext:value-type="float">
            <text:p>-0.1552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5695" calcext:value-type="float">
            <text:p>-0.1569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5865" calcext:value-type="float">
            <text:p>-0.1586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6203" calcext:value-type="float">
            <text:p>-0.16203</text:p>
          </table:table-cell>
          <table:table-cell/>
        </table:table-row>
        <table:table-row table:style-name="ro1">
          <table:table-cell office:value-type="string" calcext:value-type="string">
            <text:p>2018-08-21 00:00:00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9511" calcext:value-type="float">
            <text:p>-0.1951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9003" calcext:value-type="float">
            <text:p>-0.19003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9172" calcext:value-type="float">
            <text:p>-0.19172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9342" calcext:value-type="float">
            <text:p>-0.19342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968" calcext:value-type="float">
            <text:p>-0.1968</text:p>
          </table:table-cell>
          <table:table-cell/>
        </table:table-row>
        <table:table-row table:style-name="ro1">
          <table:table-cell office:value-type="string" calcext:value-type="string">
            <text:p>2018-08-23 00:00:00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5674" calcext:value-type="float">
            <text:p>-0.15674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5167" calcext:value-type="float">
            <text:p>-0.15167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5336" calcext:value-type="float">
            <text:p>-0.15336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5505" calcext:value-type="float">
            <text:p>-0.15505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5844" calcext:value-type="float">
            <text:p>-0.15844</text:p>
          </table:table-cell>
          <table:table-cell/>
        </table:table-row>
        <table:table-row table:style-name="ro1">
          <table:table-cell office:value-type="string" calcext:value-type="string">
            <text:p>2018-08-25 00:00:00</text:p>
          </table:table-cell>
          <table:table-cell office:value-type="float" office:value="-0.1" calcext:value-type="float">
            <text:p>-0.1</text:p>
          </table:table-cell>
          <table:table-cell office:value-type="float" office:value="-0.0811" calcext:value-type="float">
            <text:p>-0.0811</text:p>
          </table:table-cell>
          <table:table-cell office:value-type="float" office:value="-0.1" calcext:value-type="float">
            <text:p>-0.1</text:p>
          </table:table-cell>
          <table:table-cell office:value-type="float" office:value="-0.07602" calcext:value-type="float">
            <text:p>-0.07602</text:p>
          </table:table-cell>
          <table:table-cell office:value-type="float" office:value="-0.1" calcext:value-type="float">
            <text:p>-0.1</text:p>
          </table:table-cell>
          <table:table-cell office:value-type="float" office:value="-0.07772" calcext:value-type="float">
            <text:p>-0.07772</text:p>
          </table:table-cell>
          <table:table-cell office:value-type="float" office:value="-0.1" calcext:value-type="float">
            <text:p>-0.1</text:p>
          </table:table-cell>
          <table:table-cell office:value-type="float" office:value="-0.07941" calcext:value-type="float">
            <text:p>-0.07941</text:p>
          </table:table-cell>
          <table:table-cell office:value-type="float" office:value="-0.1" calcext:value-type="float">
            <text:p>-0.1</text:p>
          </table:table-cell>
          <table:table-cell office:value-type="float" office:value="-0.08279" calcext:value-type="float">
            <text:p>-0.08279</text:p>
          </table:table-cell>
          <table:table-cell/>
        </table:table-row>
        <table:table-row table:style-name="ro1">
          <table:table-cell office:value-type="string" calcext:value-type="string">
            <text:p>2018-08-27 00:00:00</text:p>
          </table:table-cell>
          <table:table-cell office:value-type="float" office:value="0.03" calcext:value-type="float">
            <text:p>0.03</text:p>
          </table:table-cell>
          <table:table-cell office:value-type="float" office:value="-0.07703" calcext:value-type="float">
            <text:p>-0.07703</text:p>
          </table:table-cell>
          <table:table-cell office:value-type="float" office:value="0.03" calcext:value-type="float">
            <text:p>0.03</text:p>
          </table:table-cell>
          <table:table-cell office:value-type="float" office:value="-0.07195" calcext:value-type="float">
            <text:p>-0.07195</text:p>
          </table:table-cell>
          <table:table-cell office:value-type="float" office:value="0.03" calcext:value-type="float">
            <text:p>0.03</text:p>
          </table:table-cell>
          <table:table-cell office:value-type="float" office:value="-0.07364" calcext:value-type="float">
            <text:p>-0.07364</text:p>
          </table:table-cell>
          <table:table-cell office:value-type="float" office:value="0.03" calcext:value-type="float">
            <text:p>0.03</text:p>
          </table:table-cell>
          <table:table-cell office:value-type="float" office:value="-0.07534" calcext:value-type="float">
            <text:p>-0.07534</text:p>
          </table:table-cell>
          <table:table-cell office:value-type="float" office:value="0.03" calcext:value-type="float">
            <text:p>0.03</text:p>
          </table:table-cell>
          <table:table-cell office:value-type="float" office:value="-0.07872" calcext:value-type="float">
            <text:p>-0.07872</text:p>
          </table:table-cell>
          <table:table-cell/>
        </table:table-row>
        <table:table-row table:style-name="ro1">
          <table:table-cell office:value-type="string" calcext:value-type="string">
            <text:p>2018-08-29 00:00:00</text:p>
          </table:table-cell>
          <table:table-cell office:value-type="float" office:value="-0.1" calcext:value-type="float">
            <text:p>-0.1</text:p>
          </table:table-cell>
          <table:table-cell office:value-type="float" office:value="-0.13736" calcext:value-type="float">
            <text:p>-0.13736</text:p>
          </table:table-cell>
          <table:table-cell office:value-type="float" office:value="-0.1" calcext:value-type="float">
            <text:p>-0.1</text:p>
          </table:table-cell>
          <table:table-cell office:value-type="float" office:value="-0.13229" calcext:value-type="float">
            <text:p>-0.13229</text:p>
          </table:table-cell>
          <table:table-cell office:value-type="float" office:value="-0.1" calcext:value-type="float">
            <text:p>-0.1</text:p>
          </table:table-cell>
          <table:table-cell office:value-type="float" office:value="-0.13398" calcext:value-type="float">
            <text:p>-0.13398</text:p>
          </table:table-cell>
          <table:table-cell office:value-type="float" office:value="-0.1" calcext:value-type="float">
            <text:p>-0.1</text:p>
          </table:table-cell>
          <table:table-cell office:value-type="float" office:value="-0.13567" calcext:value-type="float">
            <text:p>-0.13567</text:p>
          </table:table-cell>
          <table:table-cell office:value-type="float" office:value="-0.1" calcext:value-type="float">
            <text:p>-0.1</text:p>
          </table:table-cell>
          <table:table-cell office:value-type="float" office:value="-0.13906" calcext:value-type="float">
            <text:p>-0.13906</text:p>
          </table:table-cell>
          <table:table-cell/>
        </table:table-row>
        <table:table-row table:style-name="ro1">
          <table:table-cell office:value-type="string" calcext:value-type="string">
            <text:p>2018-08-31 00:00:0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7182" calcext:value-type="float">
            <text:p>-0.07182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6675" calcext:value-type="float">
            <text:p>-0.0667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6844" calcext:value-type="float">
            <text:p>-0.06844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7013" calcext:value-type="float">
            <text:p>-0.0701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7352" calcext:value-type="float">
            <text:p>-0.07352</text:p>
          </table:table-cell>
          <table:table-cell/>
        </table:table-row>
        <table:table-row table:style-name="ro1">
          <table:table-cell table:style-name="Default"/>
          <table:table-cell table:style-name="ce2" table:formula="of:=SUM([.B2:.B47])" office:value-type="float" office:value="-5.99" calcext:value-type="float">
            <text:p>-5.99</text:p>
          </table:table-cell>
          <table:table-cell table:style-name="ce3" table:formula="of:=SUM([.C2:.C47])" office:value-type="float" office:value="-7.59048" calcext:value-type="float">
            <text:p>-7.59048</text:p>
          </table:table-cell>
          <table:table-cell table:style-name="ce2" table:formula="of:=SUM([.D2:.D47])" office:value-type="float" office:value="-5.99" calcext:value-type="float">
            <text:p>-5.99</text:p>
          </table:table-cell>
          <table:table-cell table:style-name="ce3" table:formula="of:=SUM([.E2:.E47])" office:value-type="float" office:value="-7.3569" calcext:value-type="float">
            <text:p>-7.3569</text:p>
          </table:table-cell>
          <table:table-cell table:style-name="ce2" table:formula="of:=SUM([.F2:.F47])" office:value-type="float" office:value="-5.99" calcext:value-type="float">
            <text:p>-5.99</text:p>
          </table:table-cell>
          <table:table-cell table:style-name="ce3" table:formula="of:=SUM([.G2:.G47])" office:value-type="float" office:value="-7.43476" calcext:value-type="float">
            <text:p>-7.43476</text:p>
          </table:table-cell>
          <table:table-cell table:style-name="ce2" table:formula="of:=SUM([.H2:.H47])" office:value-type="float" office:value="-5.99" calcext:value-type="float">
            <text:p>-5.99</text:p>
          </table:table-cell>
          <table:table-cell table:style-name="ce3" table:formula="of:=SUM([.I2:.I47])" office:value-type="float" office:value="-7.51264" calcext:value-type="float">
            <text:p>-7.51264</text:p>
          </table:table-cell>
          <table:table-cell table:style-name="ce2" table:formula="of:=SUM([.J2:.J47])" office:value-type="float" office:value="-5.99" calcext:value-type="float">
            <text:p>-5.99</text:p>
          </table:table-cell>
          <table:table-cell table:style-name="ce3" table:formula="of:=SUM([.K2:.K47])" office:value-type="float" office:value="-7.66832" calcext:value-type="float">
            <text:p>-7.668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20:33:12.685529153</meta:creation-date>
    <dc:date>2019-11-15T21:14:11.427631412</dc:date>
    <meta:editing-duration>PT40M54S</meta:editing-duration>
    <meta:editing-cycles>10</meta:editing-cycles>
    <meta:generator>LibreOffice/6.0.7.3$Linux_X86_64 LibreOffice_project/00m0$Build-3</meta:generator>
    <meta:document-statistic meta:table-count="1" meta:cell-count="527" meta:object-count="0"/>
  </office:meta>
</office:document-meta>
</file>